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9d0bd"/>
    </style:style>
    <style:style style:name="P2" style:family="paragraph" style:parent-style-name="Standard">
      <style:text-properties officeooo:rsid="002c6d51" officeooo:paragraph-rsid="002c6d51"/>
    </style:style>
    <style:style style:name="P3" style:family="paragraph" style:parent-style-name="Standard">
      <style:text-properties style:font-name="Courier New1" fo:font-size="11pt" officeooo:rsid="002d5eee" officeooo:paragraph-rsid="002d5eee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officeooo:rsid="00233dfb" officeooo:paragraph-rsid="00233dfb"/>
    </style:style>
    <style:style style:name="P5" style:family="paragraph" style:parent-style-name="Text_20_body">
      <style:text-properties officeooo:rsid="0020ddf1" officeooo:paragraph-rsid="0020ddf1"/>
    </style:style>
    <style:style style:name="P6" style:family="paragraph" style:parent-style-name="Title">
      <style:text-properties style:font-name="Courier New" officeooo:rsid="001da93f" officeooo:paragraph-rsid="001da93f"/>
    </style:style>
    <style:style style:name="P7" style:family="paragraph" style:parent-style-name="Subtitle">
      <style:text-properties style:font-name="Courier New" officeooo:rsid="0020ddf1" officeooo:paragraph-rsid="0020ddf1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style:font-name="Courier New1" fo:font-size="11pt" officeooo:rsid="0024e459"/>
    </style:style>
    <style:style style:name="T1" style:family="text">
      <style:text-properties officeooo:rsid="001ededb"/>
    </style:style>
    <style:style style:name="T2" style:family="text">
      <style:text-properties officeooo:rsid="0020ddf1"/>
    </style:style>
    <style:style style:name="T3" style:family="text">
      <style:text-properties officeooo:rsid="00236d83"/>
    </style:style>
    <style:style style:name="T4" style:family="text">
      <style:text-properties officeooo:rsid="0024e459"/>
    </style:style>
    <style:style style:name="T5" style:family="text">
      <style:text-properties style:font-name="Courier New1" fo:font-size="11pt"/>
    </style:style>
    <style:style style:name="T6" style:family="text">
      <style:text-properties style:font-name="Courier New1" fo:font-size="11pt" officeooo:rsid="0024e459"/>
    </style:style>
    <style:style style:name="T7" style:family="text">
      <style:text-properties style:font-name="Courier New1" fo:font-size="11pt" officeooo:rsid="0029d0bd"/>
    </style:style>
    <style:style style:name="T8" style:family="text">
      <style:text-properties style:font-name="Courier New1" fo:font-size="11pt" officeooo:rsid="002a72f5"/>
    </style:style>
    <style:style style:name="T9" style:family="text">
      <style:text-properties style:font-name="Courier New1" fo:font-size="11pt" officeooo:rsid="002d6b07"/>
    </style:style>
    <style:style style:name="T10" style:family="text">
      <style:text-properties style:font-name="Courier New1" fo:font-size="11pt" officeooo:rsid="002f2bc9"/>
    </style:style>
    <style:style style:name="T11" style:family="text">
      <style:text-properties style:font-name="Courier New1" fo:font-size="11pt" officeooo:rsid="002fe0e6"/>
    </style:style>
    <style:style style:name="T12" style:family="text">
      <style:text-properties officeooo:rsid="0029d0bd"/>
    </style:style>
    <style:style style:name="T13" style:family="text">
      <style:text-properties style:text-position="super 58%" officeooo:rsid="0029d0bd"/>
    </style:style>
    <style:style style:name="T14" style:family="text">
      <style:text-properties officeooo:rsid="002d6b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iniestação<text:span text:style-name="T1"> </text:span><text:span text:style-name="T2">mete</text:span><text:span text:style-name="T14">o</text:span><text:span text:style-name="T2">rológica</text:span></text:p>
      <text:p text:style-name="P7">Relatório 1</text:p>
      <text:p text:style-name="P5"/>
      <text:p text:style-name="P4">Segundo a EMBRAPA, os fatores climáticos que mais influenciam na produtividade do milho <text:span text:style-name="T3">e da soja</text:span> são: temperatura, pluviosidade e radiação. Já para <text:span text:style-name="T3">o controle e combate as pragas, os fatores são: temperatura, umidade, radiação, luz e vento.</text:span></text:p>
      <text:p text:style-name="Standard">Com isso, temos que os fatores climáticos <text:span text:style-name="T4">que necessitam de monitoramento para um olhar mais preciso, não somente para a produtividade mas também para o controle de pragas e doenças são:</text:span></text:p>
      <text:list xml:id="list1122594164" text:style-name="L1">
        <text:list-item>
          <text:p text:style-name="P8"><text:span text:style-name="T6">Temperatura </text:span><text:span text:style-name="T7">em °C</text:span><text:span text:style-name="T6">;</text:span></text:p>
        </text:list-item>
        <text:list-item>
          <text:p text:style-name="P9">Pluviosidade <text:span text:style-name="T12">em mm</text:span>;</text:p>
        </text:list-item>
        <text:list-item>
          <text:p text:style-name="P9">Radiação solar <text:span text:style-name="T12">em kJ/m</text:span><text:span text:style-name="T13">2</text:span>;</text:p>
        </text:list-item>
        <text:list-item>
          <text:p text:style-name="P9">Umidade do ar <text:span text:style-name="T12">em %</text:span>;</text:p>
        </text:list-item>
        <text:list-item>
          <text:p text:style-name="P9">Velocidade do vento <text:span text:style-name="T12">em m/s</text:span>.</text:p>
        </text:list-item>
      </text:list>
      <text:p text:style-name="P1"><text:span text:style-name="T7">Para a umidade do ar e temperatura, o melhor sensor encontrado é o </text:span><text:span text:style-name="T11">AHT10</text:span><text:span text:style-name="T7">; para a pluviosidade, é necessário produzir um pluviômetro com báscula e sensor de ímã; para a velocidade do vento, </text:span><text:span text:style-name="T9">outro </text:span><text:span text:style-name="T10">R</text:span><text:span text:style-name="T9">eed </text:span><text:span text:style-name="T10">S</text:span><text:span text:style-name="T9">w</text:span><text:span text:style-name="T10">i</text:span><text:span text:style-name="T9">tch</text:span><text:span text:style-name="T7"> </text:span><text:span text:style-name="T9">que lê as informações do ímã que está fixado no eixo do anemômetro</text:span><text:span text:style-name="T7">; para a radiação solar, </text:span><text:span text:style-name="T8">LDR de 5 mm com equações de ajuste conforme artigo nomeado “MEDIÇÃO DE RADIAÇÃO SOLAR GLOBAL UTILIZANDO SENSOR LDR”</text:span><text:span text:style-name="T7">.</text:span></text:p>
      <text:p text:style-name="P2"><text:span text:style-name="T7">E</text:span><text:span text:style-name="T5">m relação à durabilidade, o Arduino pode funcionar de forma ininterrupta por 60 anos. No entanto, será preciso manter, tanto os sensores como o Arduino devidamente protegidos contra a poeira e chuvas. Para isso, deve-se atentar-se à vedação da estação e a proteção dos sensores expostos.</text:span></text:p>
      <text:p text:style-name="P3">Diversos artigos e teses sobre o assunto como teoria e exemplos de construções foram reunidos na pasta intitulada: “Miniestação mete<text:span text:style-name="T14">o</text:span>rológica”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list-style-name="" style:class="text" style:master-page-name="">
      <loext:graphic-properties draw:fill="none" draw:fill-color="#729fcf"/>
      <style:paragraph-properties fo:margin-left="0cm" fo:margin-right="0cm" fo:margin-top="0.199cm" fo:margin-bottom="0.199cm" style:contextual-spacing="false" fo:line-height="115%" fo:text-align="justify" style:justify-single-word="false" fo:text-indent="1.499cm" style:auto-text-indent="false" style:page-number="auto" fo:background-color="transparent">
        <style:tab-stops>
          <style:tab-stop style:position="0.291cm"/>
          <style:tab-stop style:position="1.561cm"/>
        </style:tab-stops>
      </style:paragraph-properties>
      <style:text-properties style:font-name="Courier New1" fo:font-family="'Courier New'" style:font-style-name="Normal" style:font-family-generic="modern" style:font-pitch="fixed" fo:font-size="11pt" officeooo:rsid="00236d8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0T14:36:12.112000000</meta:creation-date>
    <dc:date>2021-10-18T11:50:07.365000000</dc:date>
    <meta:editing-duration>PT17M24S</meta:editing-duration>
    <meta:editing-cycles>4</meta:editing-cycles>
    <meta:generator>LibreOffice/7.1.1.2$Windows_x86 LibreOffice_project/fe0b08f4af1bacafe4c7ecc87ce55bb426164676</meta:generator>
    <meta:document-statistic meta:table-count="0" meta:image-count="0" meta:object-count="0" meta:page-count="1" meta:paragraph-count="12" meta:word-count="236" meta:character-count="1419" meta:non-whitespace-character-count="1200"/>
  </office:meta>
</office:document-meta>
</file>